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703" officeooo:paragraph-rsid="001fc703"/>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Green</text:p>
      <text:p text:style-name="P1">CS 597 – Web Development</text:p>
      <text:p text:style-name="P1">Oct. 8<text:span text:style-name="T1">th</text:span> Check-in</text:p>
      <text:p text:style-name="P1"/>
      <text:p text:style-name="P1">For this checkpoint my goal was to become familiar with my chosen MVC framework, to create basic pages for my website, and to upload these pages to my domain to see them displayed online. <text:s/>I have completed the first two of these tasks, but did not get to upload these to my domain as I'm still figuring out how things work with getting content loaded there. <text:s/>Plus, I feel a little silly loading such minimal content for public viewing… <text:s/>Looking forward to getting a lot done for the next checkpoint now that I'm somewhat familiar with R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23:48:48.672786147</meta:creation-date>
    <dc:date>2015-10-08T23:53:37.544266491</dc:date>
    <meta:editing-duration>PT4M49S</meta:editing-duration>
    <meta:editing-cycles>1</meta:editing-cycles>
    <meta:document-statistic meta:table-count="0" meta:image-count="0" meta:object-count="0" meta:page-count="1" meta:paragraph-count="4" meta:word-count="106" meta:character-count="594" meta:non-whitespace-character-count="488"/>
    <meta:generator>LibreOffice/4.4.2.2$Linux_X86_64 LibreOffice_project/40m0$Build-2</meta:generator>
  </office:meta>
</office:document-meta>
</file>